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7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1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ackground-color="#ffffcc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104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8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mponent name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Cost</text:p>
          </table:table-cell>
          <table:table-cell/>
          <table:table-cell table:style-name="ce11" office:value-type="string" calcext:value-type="string">
            <text:p>Produc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Unit cost</text:p>
          </table:table-cell>
          <table:table-cell table:style-name="ce11" office:value-type="string" calcext:value-type="string">
            <text:p>VAT</text:p>
          </table:table-cell>
          <table:table-cell table:style-name="ce11" office:value-type="string" calcext:value-type="string">
            <text:p>Price Quantity</text:p>
          </table:table-cell>
          <table:table-cell table:style-name="ce6" office:value-type="string" calcext:value-type="string">
            <text:p>Minimum Order Quantity</text:p>
          </table:table-cell>
          <table:table-cell table:style-name="ce11"/>
          <table:table-cell/>
          <table:table-cell table:style-name="ce11" office:value-type="string" calcext:value-type="string">
            <text:p>Other notes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/>
          <table:table-cell table:number-columns-repeated="7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Heatpump monitor PCB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currency" office:currency="GBP" office:value="34.72" calcext:value-type="currency">
            <text:p>£34.720</text:p>
          </table:table-cell>
          <table:table-cell table:number-columns-repeated="2"/>
          <table:table-cell office:value-type="string" calcext:value-type="string">
            <text:p>Ragworm</text:p>
          </table:table-cell>
          <table:table-cell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One off prototype cost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onnectors and headers</text:p>
          </table:table-cell>
          <table:table-cell table:style-name="ce6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.5mm CT jack sockets</text:p>
          </table:table-cell>
          <table:table-cell table:style-name="ce8" office:value-type="float" office:value="3" calcext:value-type="float">
            <text:p>3</text:p>
          </table:table-cell>
          <table:table-cell table:style-name="ce13" table:formula="of:=[.G6]*[.B6]" office:value-type="currency" office:currency="GBP" office:value="1.038" calcext:value-type="currency">
            <text:p>£1.038</text:p>
          </table:table-cell>
          <table:table-cell/>
          <table:table-cell table:style-name="ce8" office:value-type="string" calcext:value-type="string">
            <text:p>20-0157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346" calcext:value-type="float">
            <text:p>0.346</text:p>
          </table:table-cell>
          <table:table-cell/>
          <table:table-cell table:style-name="ce24" office:value-type="string" calcext:value-type="string">
            <text:p>1-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2.1mm DC ACAC socket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7]*[.B7]" office:value-type="currency" office:currency="GBP" office:value="0.19" calcext:value-type="currency">
            <text:p>£0.190</text:p>
          </table:table-cell>
          <table:table-cell/>
          <table:table-cell table:style-name="ce8" office:value-type="string" calcext:value-type="string">
            <text:p>20-0970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24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 Way 3.5mm terminal block</text:p>
          </table:table-cell>
          <table:table-cell table:style-name="ce8" office:value-type="float" office:value="9" calcext:value-type="float">
            <text:p>9</text:p>
          </table:table-cell>
          <table:table-cell table:style-name="ce13" table:formula="of:=[.G8]*[.B8]" office:value-type="currency" office:currency="GBP" office:value="1.71" calcext:value-type="currency">
            <text:p>£1.710</text:p>
          </table:table-cell>
          <table:table-cell/>
          <table:table-cell table:style-name="ce8" office:value-type="string" calcext:value-type="string">
            <text:p>21-3001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19" calcext:value-type="float">
            <text:p>0.19</text:p>
          </table:table-cell>
          <table:table-cell/>
          <table:table-cell table:style-name="ce24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style-name="ce2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USB mini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9]*[.B9]" office:value-type="currency" office:currency="GBP" office:value="0.745" calcext:value-type="currency">
            <text:p>£0.745</text:p>
          </table:table-cell>
          <table:table-cell/>
          <table:table-cell table:style-name="ce8" office:value-type="float" office:value="565790511" calcext:value-type="float">
            <text:p>565790511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745" calcext:value-type="float">
            <text:p>0.745</text:p>
          </table:table-cell>
          <table:table-cell/>
          <table:table-cell table:style-name="ce24" office:value-type="string" calcext:value-type="string">
            <text:p>1-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ESP-12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10]*[.B10]" office:value-type="currency" office:currency="GBP" office:value="2" calcext:value-type="currency">
            <text:p>£2.000</text:p>
          </table:table-cell>
          <table:table-cell/>
          <table:table-cell table:style-name="ce8" office:value-type="string" calcext:value-type="string">
            <text:p>ESP12</text:p>
          </table:table-cell>
          <table:table-cell table:style-name="ce8" office:value-type="string" calcext:value-type="string">
            <text:p>Ebay</text:p>
          </table:table-cell>
          <table:table-cell table:style-name="ce22" office:value-type="currency" office:currency="GBP" office:value="2" calcext:value-type="currency">
            <text:p>£2.00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UK distributor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FM69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11]*[.B11]" office:value-type="currency" office:currency="GBP" office:value="3.2" calcext:value-type="currency">
            <text:p>£3.200</text:p>
          </table:table-cell>
          <table:table-cell/>
          <table:table-cell table:style-name="ce8" office:value-type="string" calcext:value-type="string">
            <text:p>RFM69</text:p>
          </table:table-cell>
          <table:table-cell table:style-name="ce8" office:value-type="string" calcext:value-type="string">
            <text:p>Ebay</text:p>
          </table:table-cell>
          <table:table-cell table:style-name="ce23" office:value-type="currency" office:currency="GBP" office:value="3.2" calcext:value-type="currency">
            <text:p>£3.20</text:p>
          </table:table-cell>
          <table:table-cell table:style-name="ce8"/>
          <table:table-cell table:style-name="ce2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Default" office:value-type="string" calcext:value-type="string">
            <text:p>UK distributor</text:p>
          </table:table-cell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 table:style-name="ce3" office:value-type="string" calcext:value-type="string">
            <text:p>2 way headers</text:p>
          </table:table-cell>
          <table:table-cell table:style-name="ce8" office:value-type="float" office:value="3" calcext:value-type="float">
            <text:p>3</text:p>
          </table:table-cell>
          <table:table-cell table:style-name="ce13" table:formula="of:=[.G12]*[.B12]" office:value-type="currency" office:currency="GBP" office:value="0.0609" calcext:value-type="currency">
            <text:p>£0.061</text:p>
          </table:table-cell>
          <table:table-cell/>
          <table:table-cell table:style-name="ce8" office:value-type="float" office:value="1593411" calcext:value-type="float">
            <text:p>1593411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0203" calcext:value-type="float">
            <text:p>0.0203</text:p>
          </table:table-cell>
          <table:table-cell/>
          <table:table-cell table:style-name="ce24" office:value-type="string" calcext:value-type="string">
            <text:p>100-499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style-name="ce3" office:value-type="string" calcext:value-type="string">
            <text:p>6 way headers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G13]*[.B13]" office:value-type="currency" office:currency="GBP" office:value="0.522" calcext:value-type="currency">
            <text:p>£0.522</text:p>
          </table:table-cell>
          <table:table-cell/>
          <table:table-cell table:style-name="ce8" office:value-type="float" office:value="1593415" calcext:value-type="float">
            <text:p>1593415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261" calcext:value-type="float">
            <text:p>0.261</text:p>
          </table:table-cell>
          <table:table-cell/>
          <table:table-cell table:style-name="ce24" office:value-type="string" calcext:value-type="string">
            <text:p>10-4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 way header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14]*[.B14]" office:value-type="currency" office:currency="GBP" office:value="0.0701" calcext:value-type="currency">
            <text:p>£0.070</text:p>
          </table:table-cell>
          <table:table-cell/>
          <table:table-cell table:style-name="ce8" office:value-type="float" office:value="1593412" calcext:value-type="float">
            <text:p>1593412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0701" calcext:value-type="float">
            <text:p>0.0701</text:p>
          </table:table-cell>
          <table:table-cell/>
          <table:table-cell table:style-name="ce8" office:value-type="string" calcext:value-type="string">
            <text:p>50-9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style-name="ce27"/>
          <table:table-cell table:number-columns-repeated="4"/>
        </table:table-row>
        <table:table-row table:style-name="ro1">
          <table:table-cell table:style-name="ce3"/>
          <table:table-cell/>
          <table:table-cell table:style-name="ce13"/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jumper</text:p>
          </table:table-cell>
          <table:table-cell table:style-name="ce8" office:value-type="float" office:value="3" calcext:value-type="float">
            <text:p>3</text:p>
          </table:table-cell>
          <table:table-cell table:style-name="ce13" table:formula="of:=[.G16]*[.B16]" office:value-type="currency" office:currency="GBP" office:value="0.24" calcext:value-type="currency">
            <text:p>£0.240</text:p>
          </table:table-cell>
          <table:table-cell/>
          <table:table-cell table:style-name="ce8" office:value-type="string" calcext:value-type="string">
            <text:p>22-0690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8" calcext:value-type="float">
            <text:p>0.08</text:p>
          </table:table-cell>
          <table:table-cell/>
          <table:table-cell table:style-name="ce8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5x2 way female header RASPI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17]*[.B17]" office:value-type="currency" office:currency="GBP" office:value="0.1" calcext:value-type="currency">
            <text:p>£0.100</text:p>
          </table:table-cell>
          <table:table-cell/>
          <table:table-cell table:style-name="ce8" office:value-type="string" calcext:value-type="string">
            <text:p>19-0284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8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ce27"/>
          <table:table-cell table:number-columns-repeated="4"/>
        </table:table-row>
        <table:table-row table:style-name="ro1">
          <table:table-cell table:style-name="ce3"/>
          <table:table-cell table:style-name="ce8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style-name="ce8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nf</text:p>
          </table:table-cell>
          <table:table-cell table:style-name="ce8" office:value-type="float" office:value="7" calcext:value-type="float">
            <text:p>7</text:p>
          </table:table-cell>
          <table:table-cell table:style-name="ce13" table:formula="of:=[.G20]*[.B20]" office:value-type="currency" office:currency="GBP" office:value="0.1554" calcext:value-type="currency">
            <text:p>£0.155</text:p>
          </table:table-cell>
          <table:table-cell/>
          <table:table-cell table:style-name="ce8" office:value-type="string" calcext:value-type="string">
            <text:p>08-0235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222" calcext:value-type="float">
            <text:p>0.0222</text:p>
          </table:table-cell>
          <table:table-cell table:style-name="ce8"/>
          <table:table-cell table:style-name="ce8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Default"/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22pf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G21]*[.B21]" office:value-type="currency" office:currency="GBP" office:value="0.0244" calcext:value-type="currency">
            <text:p>£0.024</text:p>
          </table:table-cell>
          <table:table-cell/>
          <table:table-cell table:style-name="ce20" office:value-type="string" calcext:value-type="string">
            <text:p>08-0046</text:p>
          </table:table-cell>
          <table:table-cell table:style-name="ce20" office:value-type="string" calcext:value-type="string">
            <text:p>rapid</text:p>
          </table:table-cell>
          <table:table-cell office:value-type="float" office:value="0.0122" calcext:value-type="float">
            <text:p>0.0122</text:p>
          </table:table-cell>
          <table:table-cell table:style-name="ce20"/>
          <table:table-cell table:style-name="ce20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number-columns-repeated="2"/>
          <table:table-cell table:style-name="ce28"/>
          <table:table-cell table:style-name="ce31"/>
          <table:table-cell table:style-name="ce28"/>
          <table:table-cell/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10uf</text:p>
          </table:table-cell>
          <table:table-cell table:style-name="ce8" office:value-type="float" office:value="5" calcext:value-type="float">
            <text:p>5</text:p>
          </table:table-cell>
          <table:table-cell table:style-name="ce13" table:formula="of:=[.G22]*[.B22]" office:value-type="currency" office:currency="GBP" office:value="0.22" calcext:value-type="currency">
            <text:p>£0.220</text:p>
          </table:table-cell>
          <table:table-cell/>
          <table:table-cell table:style-name="ce8" office:value-type="string" calcext:value-type="string">
            <text:p>11-0825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44" calcext:value-type="float">
            <text:p>0.044</text:p>
          </table:table-cell>
          <table:table-cell table:style-name="ce8"/>
          <table:table-cell table:style-name="ce25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Default"/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1u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23]*[.B23]" office:value-type="currency" office:currency="GBP" office:value="0.06" calcext:value-type="currency">
            <text:p>£0.060</text:p>
          </table:table-cell>
          <table:table-cell/>
          <table:table-cell table:style-name="ce8" office:value-type="string" calcext:value-type="string">
            <text:p>11-0855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6" calcext:value-type="float">
            <text:p>0.06</text:p>
          </table:table-cell>
          <table:table-cell table:style-name="ce8"/>
          <table:table-cell table:style-name="ce8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Default"/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47u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24]*[.B24]" office:value-type="currency" office:currency="GBP" office:value="0.068" calcext:value-type="currency">
            <text:p>£0.068</text:p>
          </table:table-cell>
          <table:table-cell/>
          <table:table-cell table:style-name="ce8" office:value-type="string" calcext:value-type="string">
            <text:p>11-0835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68" calcext:value-type="float">
            <text:p>0.068</text:p>
          </table:table-cell>
          <table:table-cell table:style-name="ce8"/>
          <table:table-cell table:style-name="ce8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Default"/>
          <table:table-cell table:style-name="ce29"/>
          <table:table-cell table:number-columns-repeated="4"/>
        </table:table-row>
        <table:table-row table:style-name="ro1">
          <table:table-cell table:style-name="ce3"/>
          <table:table-cell table:style-name="ce8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8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style-name="ce8"/>
          <table:table-cell table:style-name="ce13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470k 5%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[.G27]*[.B27]" office:value-type="currency" office:currency="GBP" office:value="0.0496" calcext:value-type="currency">
            <text:p>£0.050</text:p>
          </table:table-cell>
          <table:table-cell/>
          <table:table-cell table:style-name="ce8" office:value-type="string" calcext:value-type="string">
            <text:p>62-0434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 office:value-type="string" calcext:value-type="string">
            <text:p>£4.59 for box of 1000 or £3.63 for 50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10k 5%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[.G28]*[.B28]" office:value-type="currency" office:currency="GBP" office:value="0.0248" calcext:value-type="currency">
            <text:p>£0.025</text:p>
          </table:table-cell>
          <table:table-cell/>
          <table:table-cell table:style-name="ce8" office:value-type="string" calcext:value-type="string">
            <text:p>62-0394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or 10k 1%</text:p>
          </table:table-cell>
          <table:table-cell table:style-name="ce9"/>
          <table:table-cell table:style-name="ce14"/>
          <table:table-cell table:style-name="ce18"/>
          <table:table-cell table:style-name="ce9" office:value-type="string" calcext:value-type="string">
            <text:p>62-3474</text:p>
          </table:table-cell>
          <table:table-cell table:style-name="ce9" office:value-type="string" calcext:value-type="string">
            <text:p>rapid</text:p>
          </table:table-cell>
          <table:table-cell table:formula="of:=1.18/100" office:value-type="float" office:value="0.0118" calcext:value-type="float">
            <text:p>0.0118</text:p>
          </table:table-cell>
          <table:table-cell table:style-name="ce9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9" table:number-columns-repeated="2"/>
          <table:table-cell table:style-name="Default" office:value-type="string" calcext:value-type="string">
            <text:p>£7.18 for box of 1000 or £3.63 for 5000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4.7k 5%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0]*[.B30]" office:value-type="currency" office:currency="GBP" office:value="0.0062" calcext:value-type="currency">
            <text:p>£0.006</text:p>
          </table:table-cell>
          <table:table-cell/>
          <table:table-cell table:style-name="ce8" office:value-type="string" calcext:value-type="string">
            <text:p>62-0386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1]*[.B31]" office:value-type="currency" office:currency="GBP" office:value="0.0062" calcext:value-type="currency">
            <text:p>£0.006</text:p>
          </table:table-cell>
          <table:table-cell/>
          <table:table-cell table:style-name="ce8" office:value-type="string" calcext:value-type="string">
            <text:p>62-0418</text:p>
          </table:table-cell>
          <table:table-cell table:style-name="ce8" office:value-type="string" calcext:value-type="string">
            <text:p>rapid</text:p>
          </table:table-cell>
          <table:table-cell table:formula="of:=0.62/100"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R 5%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2]*[.B32]" office:value-type="currency" office:currency="GBP" office:value="0.0062" calcext:value-type="currency">
            <text:p>£0.006</text:p>
          </table:table-cell>
          <table:table-cell/>
          <table:table-cell table:style-name="ce8" office:value-type="string" calcext:value-type="string">
            <text:p>62-0346</text:p>
          </table:table-cell>
          <table:table-cell table:style-name="ce8" office:value-type="string" calcext:value-type="string">
            <text:p>rapid</text:p>
          </table:table-cell>
          <table:table-cell table:formula="of:=0.62/100"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T burden resistors 22R or 100R</text:p>
          </table:table-cell>
          <table:table-cell table:style-name="ce10" office:value-type="float" office:value="3" calcext:value-type="float">
            <text:p>3</text:p>
          </table:table-cell>
          <table:table-cell table:style-name="ce13" table:formula="of:=[.G33]*[.B33]" office:value-type="currency" office:currency="GBP" office:value="0.0354" calcext:value-type="currency">
            <text:p>£0.035</text:p>
          </table:table-cell>
          <table:table-cell/>
          <table:table-cell table:style-name="ce8" office:value-type="string" calcext:value-type="string">
            <text:p>62-3426</text:p>
          </table:table-cell>
          <table:table-cell table:style-name="ce8" office:value-type="string" calcext:value-type="string">
            <text:p>rapid</text:p>
          </table:table-cell>
          <table:table-cell table:formula="of:=1.18/100" office:value-type="float" office:value="0.0118" calcext:value-type="float">
            <text:p>0.0118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20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4]*[.B34]" office:value-type="currency" office:currency="GBP" office:value="0.0118" calcext:value-type="currency">
            <text:p>£0.012</text:p>
          </table:table-cell>
          <table:table-cell/>
          <table:table-cell table:style-name="ce8" office:value-type="string" calcext:value-type="string">
            <text:p>62-3500</text:p>
          </table:table-cell>
          <table:table-cell table:style-name="ce8" office:value-type="string" calcext:value-type="string">
            <text:p>rapid</text:p>
          </table:table-cell>
          <table:table-cell table:formula="of:=1.18/100" office:value-type="float" office:value="0.0118" calcext:value-type="float">
            <text:p>0.0118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5k6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5]*[.B35]" office:value-type="currency" office:currency="GBP" office:value="0.0062" calcext:value-type="currency">
            <text:p>£0.006</text:p>
          </table:table-cell>
          <table:table-cell/>
          <table:table-cell table:style-name="ce8" office:value-type="string" calcext:value-type="string">
            <text:p>62-0388</text:p>
          </table:table-cell>
          <table:table-cell table:style-name="ce8" office:value-type="string" calcext:value-type="string">
            <text:p>rapid</text:p>
          </table:table-cell>
          <table:table-cell table:formula="of:=0.62/100"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56r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6]*[.B36]" office:value-type="currency" office:currency="GBP" office:value="0.0062" calcext:value-type="currency">
            <text:p>£0.006</text:p>
          </table:table-cell>
          <table:table-cell/>
          <table:table-cell table:style-name="ce8" office:value-type="string" calcext:value-type="string">
            <text:p>62-0340</text:p>
          </table:table-cell>
          <table:table-cell table:style-name="ce8" office:value-type="string" calcext:value-type="string">
            <text:p>rapid</text:p>
          </table:table-cell>
          <table:table-cell table:formula="of:=0.62/100" office:value-type="float" office:value="0.0062" calcext:value-type="float">
            <text:p>0.0062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8"/>
          <table:table-cell table:style-name="ce15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8"/>
          <table:table-cell table:style-name="ce15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6 Mhz crystal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39]*[.B39]" office:value-type="currency" office:currency="GBP" office:value="0.212" calcext:value-type="currency">
            <text:p>£0.212</text:p>
          </table:table-cell>
          <table:table-cell/>
          <table:table-cell table:style-name="ce8" office:value-type="string" calcext:value-type="string">
            <text:p>90-2378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212" calcext:value-type="float">
            <text:p>0.212</text:p>
          </table:table-cell>
          <table:table-cell/>
          <table:table-cell table:style-name="ce25" office:value-type="string" calcext:value-type="string">
            <text:p>1to2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N4148 or 1N4001?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0]*[.B40]" office:value-type="currency" office:currency="GBP" office:value="0.0144" calcext:value-type="currency">
            <text:p>£0.014</text:p>
          </table:table-cell>
          <table:table-cell/>
          <table:table-cell table:style-name="ce8" office:value-type="string" calcext:value-type="string">
            <text:p>50-0381</text:p>
          </table:table-cell>
          <table:table-cell table:style-name="ce8" office:value-type="string" calcext:value-type="string">
            <text:p>rapid</text:p>
          </table:table-cell>
          <table:table-cell table:formula="of:=0.0144" office:value-type="float" office:value="0.0144" calcext:value-type="float">
            <text:p>0.0144</text:p>
          </table:table-cell>
          <table:table-cell/>
          <table:table-cell table:style-name="ce8" office:value-type="string" calcext:value-type="string">
            <text:p>50-99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style-name="ce3" office:value-type="string" calcext:value-type="string">
            <text:p>atmega328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1]*[.B41]" office:value-type="currency" office:currency="GBP" office:value="2.41" calcext:value-type="currency">
            <text:p>£2.410</text:p>
          </table:table-cell>
          <table:table-cell/>
          <table:table-cell table:style-name="ce8" office:value-type="float" office:value="1715487" calcext:value-type="float">
            <text:p>1715487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2.41" calcext:value-type="float">
            <text:p>2.41</text:p>
          </table:table-cell>
          <table:table-cell/>
          <table:table-cell table:style-name="ce8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28pin DIL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2]*[.B42]" office:value-type="currency" office:currency="GBP" office:value="0.453" calcext:value-type="currency">
            <text:p>£0.453</text:p>
          </table:table-cell>
          <table:table-cell/>
          <table:table-cell table:style-name="ce8" office:value-type="float" office:value="2445626" calcext:value-type="float">
            <text:p>2445626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453" calcext:value-type="float">
            <text:p>0.453</text:p>
          </table:table-cell>
          <table:table-cell/>
          <table:table-cell table:style-name="ce8" office:value-type="string" calcext:value-type="string">
            <text:p>10-9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MCP1702 (3.3V)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3]*[.B43]" office:value-type="currency" office:currency="GBP" office:value="0.449" calcext:value-type="currency">
            <text:p>£0.449</text:p>
          </table:table-cell>
          <table:table-cell/>
          <table:table-cell table:style-name="ce8" office:value-type="float" office:value="1331485" calcext:value-type="float">
            <text:p>1331485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449" calcext:value-type="float">
            <text:p>0.449</text:p>
          </table:table-cell>
          <table:table-cell/>
          <table:table-cell table:style-name="ce8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style-name="ce8"/>
          <table:table-cell table:style-name="ce13"/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style-name="ce8"/>
          <table:table-cell table:style-name="ce15"/>
          <table:table-cell table:number-columns-repeated="2"/>
          <table:table-cell table:style-name="ce8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MBUS meter reader</text:p>
          </table:table-cell>
          <table:table-cell table:style-name="ce8"/>
          <table:table-cell table:style-name="ce15"/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BC307 or other PNP, BC557:1:C,2:B,3:E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7]*[.B47]" office:value-type="currency" office:currency="GBP" office:value="0.0401" calcext:value-type="currency">
            <text:p>£0.040</text:p>
          </table:table-cell>
          <table:table-cell/>
          <table:table-cell table:style-name="ce8" office:value-type="float" office:value="2453805" calcext:value-type="float">
            <text:p>2453805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0401" calcext:value-type="float">
            <text:p>0.0401</text:p>
          </table:table-cell>
          <table:table-cell/>
          <table:table-cell table:style-name="ce8" office:value-type="string" calcext:value-type="string">
            <text:p>5-24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3"/>
        </table:table-row>
        <table:table-row table:style-name="ro1">
          <table:table-cell table:style-name="ce3" office:value-type="string" calcext:value-type="string">
            <text:p>BC337 or other NPN,BC547:1:C,2:B,3:E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G48]*[.B48]" office:value-type="currency" office:currency="GBP" office:value="0.0802" calcext:value-type="currency">
            <text:p>£0.080</text:p>
          </table:table-cell>
          <table:table-cell/>
          <table:table-cell table:style-name="ce8" office:value-type="float" office:value="2453790" calcext:value-type="float">
            <text:p>2453790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0401" calcext:value-type="float">
            <text:p>0.0401</text:p>
          </table:table-cell>
          <table:table-cell/>
          <table:table-cell table:style-name="ce8" office:value-type="string" calcext:value-type="string">
            <text:p>5-24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style-name="ce3" office:value-type="string" calcext:value-type="string">
            <text:p>220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49]*[.B49]" office:value-type="currency" office:currency="GBP" office:value="0.00624" calcext:value-type="currency">
            <text:p>£0.006</text:p>
          </table:table-cell>
          <table:table-cell/>
          <table:table-cell table:style-name="ce8" office:value-type="string" calcext:value-type="string">
            <text:p>62-0426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3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0]*[.B50]" office:value-type="currency" office:currency="GBP" office:value="0.00624" calcext:value-type="currency">
            <text:p>£0.006</text:p>
          </table:table-cell>
          <table:table-cell/>
          <table:table-cell table:style-name="ce8"/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9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1]*[.B51]" office:value-type="currency" office:currency="GBP" office:value="0.00624" calcext:value-type="currency">
            <text:p>£0.006</text:p>
          </table:table-cell>
          <table:table-cell/>
          <table:table-cell table:style-name="ce8" office:value-type="string" calcext:value-type="string">
            <text:p>62-0408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22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2]*[.B52]" office:value-type="currency" office:currency="GBP" office:value="0.00624" calcext:value-type="currency">
            <text:p>£0.006</text:p>
          </table:table-cell>
          <table:table-cell/>
          <table:table-cell table:style-name="ce8" office:value-type="string" calcext:value-type="string">
            <text:p>62-0402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3k3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3]*[.B53]" office:value-type="currency" office:currency="GBP" office:value="0.00624" calcext:value-type="currency">
            <text:p>£0.006</text:p>
          </table:table-cell>
          <table:table-cell/>
          <table:table-cell table:style-name="ce8" office:value-type="string" calcext:value-type="string">
            <text:p>62-0382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82r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4]*[.B54]" office:value-type="currency" office:currency="GBP" office:value="0.00624" calcext:value-type="currency">
            <text:p>£0.006</text:p>
          </table:table-cell>
          <table:table-cell/>
          <table:table-cell table:style-name="ce8" office:value-type="string" calcext:value-type="string">
            <text:p>62-0344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K</text:p>
          </table:table-cell>
          <table:table-cell table:style-name="ce8" office:value-type="float" office:value="2" calcext:value-type="float">
            <text:p>2</text:p>
          </table:table-cell>
          <table:table-cell table:style-name="ce13" table:formula="of:=[.G55]*[.B55]" office:value-type="currency" office:currency="GBP" office:value="0.01248" calcext:value-type="currency">
            <text:p>£0.012</text:p>
          </table:table-cell>
          <table:table-cell/>
          <table:table-cell table:style-name="ce8" office:value-type="string" calcext:value-type="string">
            <text:p>62-0370</text:p>
          </table:table-cell>
          <table:table-cell table:style-name="ce8" office:value-type="string" calcext:value-type="string">
            <text:p>rapid</text:p>
          </table:table-cell>
          <table:table-cell table:formula="of:=0.624/100" office:value-type="float" office:value="0.00624" calcext:value-type="float">
            <text:p>0.00624</text:p>
          </table:table-cell>
          <table:table-cell table:style-name="ce8"/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pack of 100</text:p>
          </table:table-cell>
          <table:table-cell table:style-name="ce8"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2 way header female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[.G56]*[.B56]" office:value-type="currency" office:currency="GBP" office:value="0.136" calcext:value-type="currency">
            <text:p>£0.136</text:p>
          </table:table-cell>
          <table:table-cell/>
          <table:table-cell table:style-name="ce8" office:value-type="string" calcext:value-type="string">
            <text:p>19-0081</text:p>
          </table:table-cell>
          <table:table-cell table:style-name="ce8" office:value-type="string" calcext:value-type="string">
            <text:p>rapid</text:p>
          </table:table-cell>
          <table:table-cell office:value-type="float" office:value="0.034" calcext:value-type="float">
            <text:p>0.034</text:p>
          </table:table-cell>
          <table:table-cell/>
          <table:table-cell table:style-name="ce8" office:value-type="string" calcext:value-type="string">
            <text:p>50-99</text:p>
          </table:table-cell>
          <table:table-cell table:style-name="ce8" office:value-type="string" calcext:value-type="string">
            <text:p>pack of 50</text:p>
          </table:table-cell>
          <table:table-cell table:number-columns-repeated="2"/>
          <table:table-cell table:style-name="ce27"/>
          <table:table-cell table:number-columns-repeated="5"/>
        </table:table-row>
        <table:table-row table:style-name="ro1">
          <table:table-cell table:style-name="ce3" office:value-type="string" calcext:value-type="string">
            <text:p>2 way headers</text:p>
          </table:table-cell>
          <table:table-cell table:style-name="ce8" office:value-type="float" office:value="4" calcext:value-type="float">
            <text:p>4</text:p>
          </table:table-cell>
          <table:table-cell table:style-name="ce13" table:formula="of:=[.G57]*[.B57]" office:value-type="currency" office:currency="GBP" office:value="0.0812" calcext:value-type="currency">
            <text:p>£0.081</text:p>
          </table:table-cell>
          <table:table-cell/>
          <table:table-cell table:style-name="ce8" office:value-type="float" office:value="1593411" calcext:value-type="float">
            <text:p>1593411</text:p>
          </table:table-cell>
          <table:table-cell table:style-name="ce8" office:value-type="string" calcext:value-type="string">
            <text:p>farnell</text:p>
          </table:table-cell>
          <table:table-cell office:value-type="float" office:value="0.0203" calcext:value-type="float">
            <text:p>0.0203</text:p>
          </table:table-cell>
          <table:table-cell/>
          <table:table-cell table:style-name="ce8" office:value-type="string" calcext:value-type="string">
            <text:p>100-499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3"/>
        </table:table-row>
        <table:table-row table:style-name="ro1">
          <table:table-cell table:style-name="ce3" office:value-type="string" calcext:value-type="string">
            <text:p>5v to 24v boost converter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58]*[.B58]" office:value-type="currency" office:currency="GBP" office:value="1.99" calcext:value-type="currency">
            <text:p>£1.990</text:p>
          </table:table-cell>
          <table:table-cell table:number-columns-repeated="2"/>
          <table:table-cell table:style-name="ce8" office:value-type="string" calcext:value-type="string">
            <text:p>ebay</text:p>
          </table:table-cell>
          <table:table-cell office:value-type="float" office:value="1.99" calcext:value-type="float">
            <text:p>1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/>
          <table:table-cell table:style-name="ce27" office:value-type="string" calcext:value-type="string">
            <text:p>UK distributor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8"/>
          <table:table-cell table:style-name="ce13"/>
          <table:table-cell table:number-columns-repeated="2"/>
          <table:table-cell table:style-name="ce8"/>
          <table:table-cell table:number-columns-repeated="6"/>
          <table:table-cell table:style-name="Default"/>
          <table:table-cell table:style-name="ce11"/>
          <table:table-cell table:number-columns-repeated="4"/>
        </table:table-row>
        <table:table-row table:style-name="ro1">
          <table:table-cell table:style-name="ce5" office:value-type="string" calcext:value-type="string">
            <text:p>MBUS meter reader cost</text:p>
          </table:table-cell>
          <table:table-cell table:style-name="ce8"/>
          <table:table-cell table:style-name="ce16" table:formula="of:=SUM([.C47:.C58])" office:value-type="currency" office:currency="GBP" office:value="2.37742" calcext:value-type="currency">
            <text:p>£2.38</text:p>
          </table:table-cell>
          <table:table-cell table:number-columns-repeated="2"/>
          <table:table-cell table:style-name="ce8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Total Component cost</text:p>
          </table:table-cell>
          <table:table-cell table:style-name="ce6"/>
          <table:table-cell table:style-name="ce16" table:formula="of:=SUM([.C6:.C58])" office:value-type="currency" office:currency="GBP" office:value="16.47222" calcext:value-type="currency">
            <text:p>£16.47</text:p>
          </table:table-cell>
          <table:table-cell table:number-columns-repeated="2"/>
          <table:table-cell table:style-name="ce8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PCB cost</text:p>
          </table:table-cell>
          <table:table-cell table:style-name="ce6"/>
          <table:table-cell table:style-name="ce16" table:formula="of:=[.C3]" office:value-type="currency" office:currency="GBP" office:value="34.72" calcext:value-type="currency">
            <text:p>£34.72</text:p>
          </table:table-cell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style-name="ce3"/>
          <table:table-cell table:number-columns-repeated="4"/>
          <table:table-cell table:style-name="ce8"/>
          <table:table-cell table:number-columns-repeated="12"/>
        </table:table-row>
        <table:table-row table:style-name="ro1">
          <table:table-cell table:style-name="ce3"/>
          <table:table-cell/>
          <table:table-cell table:style-name="ce15"/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style-name="ce1" office:value-type="string" calcext:value-type="string">
            <text:p>Enclosure</text:p>
          </table:table-cell>
          <table:table-cell/>
          <table:table-cell table:style-name="ce15"/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style-name="ce3" office:value-type="string" calcext:value-type="string">
            <text:p>EmonTx v3 aluminium enclosure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B66]*[.G66]" office:value-type="currency" office:currency="GBP" office:value="4.74" calcext:value-type="currency">
            <text:p>£4.740</text:p>
          </table:table-cell>
          <table:table-cell/>
          <table:table-cell office:value-type="string" calcext:value-type="string">
            <text:p>EBS80</text:p>
          </table:table-cell>
          <table:table-cell office:value-type="string" calcext:value-type="string">
            <text:p>Lincoln Binns</text:p>
          </table:table-cell>
          <table:table-cell office:value-type="float" office:value="4.74" calcext:value-type="float">
            <text:p>4.74</text:p>
          </table:table-cell>
          <table:table-cell/>
          <table:table-cell table:style-name="ce25" office:value-type="string" calcext:value-type="string">
            <text:p>1to9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http://www.lincolnbinns.com/e-case-b/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aser cut facia pack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formula="of:=[.G67]*[.B67]" office:value-type="currency" office:currency="GBP" office:value="3" calcext:value-type="currency">
            <text:p>£3.000</text:p>
          </table:table-cell>
          <table:table-cell/>
          <table:table-cell office:value-type="string" calcext:value-type="string">
            <text:p>recycled acrylic</text:p>
          </table:table-cell>
          <table:table-cell/>
          <table:table-cell table:style-name="ce23" office:value-type="currency" office:currency="GBP" office:value="3" calcext:value-type="currency">
            <text:p>£3.00</text:p>
          </table:table-cell>
          <table:table-cell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Custom guide price: Laser cut clear acryli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nclosure screws</text:p>
          </table:table-cell>
          <table:table-cell table:style-name="ce8" office:value-type="float" office:value="8" calcext:value-type="float">
            <text:p>8</text:p>
          </table:table-cell>
          <table:table-cell table:style-name="ce13" table:formula="of:=[.G68]*[.B68]" office:value-type="currency" office:currency="GBP" office:value="0.0768" calcext:value-type="currency">
            <text:p>£0.077</text:p>
          </table:table-cell>
          <table:table-cell/>
          <table:table-cell office:value-type="string" calcext:value-type="string">
            <text:p>33-3415</text:p>
          </table:table-cell>
          <table:table-cell office:value-type="string" calcext:value-type="string">
            <text:p>rapid</text:p>
          </table:table-cell>
          <table:table-cell table:formula="of:=0.96/100" office:value-type="float" office:value="0.0096" calcext:value-type="float">
            <text:p>0.0096</text:p>
          </table:table-cell>
          <table:table-cell/>
          <table:table-cell office:value-type="string" calcext:value-type="string">
            <text:p>Pack of 100</text:p>
          </table:table-cell>
          <table:table-cell table:style-name="ce8" office:value-type="string" calcext:value-type="string">
            <text:p>Pack of 10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Total enclosure cost</text:p>
          </table:table-cell>
          <table:table-cell table:style-name="ce11"/>
          <table:table-cell table:style-name="ce16" table:formula="of:=SUM([.C66:.C68])" office:value-type="currency" office:currency="GBP" office:value="7.8168" calcext:value-type="currency">
            <text:p>£7.82</text:p>
          </table:table-cell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style-name="ce5"/>
          <table:table-cell table:style-name="ce11"/>
          <table:table-cell table:style-name="ce16"/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style-name="ce5" office:value-type="string" calcext:value-type="string">
            <text:p>Cost price (components, case and PCB)</text:p>
          </table:table-cell>
          <table:table-cell table:style-name="ce12"/>
          <table:table-cell table:style-name="ce17" table:formula="of:=([.C62]+[.C61]+[.C69])" office:value-type="currency" office:currency="GBP" office:value="59.00902" calcext:value-type="currency">
            <text:p>£59.01</text:p>
          </table:table-cell>
          <table:table-cell table:style-name="ce19" table:number-columns-repeated="2"/>
          <table:table-cell table:style-name="ce21"/>
          <table:table-cell table:style-name="ce19" table:number-columns-repeated="6"/>
          <table:table-cell table:style-name="ce21"/>
          <table:table-cell table:style-name="ce19" table:number-columns-repeated="4"/>
          <table:table-cell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/>
          <table:table-cell table:style-name="ce15"/>
          <table:table-cell table:number-columns-repeated="2"/>
          <table:table-cell table:style-name="ce8"/>
          <table:table-cell table:number-columns-repeated="12"/>
        </table:table-row>
        <table:table-row table:style-name="ro1" table:number-rows-repeated="19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9">
          <table:table-cell table:style-name="ce3"/>
          <table:table-cell/>
          <table:table-cell table:style-name="ce15"/>
          <table:table-cell table:number-columns-repeated="2"/>
          <table:table-cell table:style-name="ce8"/>
          <table:table-cell table:number-columns-repeated="12"/>
        </table:table-row>
        <table:table-row table:style-name="ro1" table:number-rows-repeated="24">
          <table:table-cell table:style-name="ce3"/>
          <table:table-cell table:number-columns-repeated="4"/>
          <table:table-cell table:style-name="ce8"/>
          <table:table-cell table:number-columns-repeated="12"/>
        </table:table-row>
        <table:table-row table:style-name="ro1" table:number-rows-repeated="34">
          <table:table-cell table:style-name="ce3"/>
          <table:table-cell table:number-columns-repeated="17"/>
        </table:table-row>
        <table:table-row table:style-name="ro1" table:number-rows-repeated="1048413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7:54:02.2595655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0:38:50.197961230</meta:creation-date>
    <meta:generator>LibreOffice/4.2.8.2$Linux_X86_64 LibreOffice_project/420m0$Build-2</meta:generator>
    <dc:date>2016-06-22T11:29:07.423530610</dc:date>
    <meta:editing-duration>P2DT1H9M56S</meta:editing-duration>
    <meta:editing-cycles>52</meta:editing-cycles>
    <meta:document-statistic meta:table-count="1" meta:cell-count="404" meta:object-count="0"/>
  </office:meta>
</office:document-meta>
</file>